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74in" loext:contextual-spacing="false"/>
      <style:text-properties fo:color="#000000" style:font-name="Calibri" fo:font-size="18pt" fo:font-style="italic" style:text-underline-style="solid" style:text-underline-width="auto" style:text-underline-color="font-color" fo:font-weight="bold" style:letter-kerning="true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margin-top="0in" fo:margin-bottom="0.1374in" loext:contextual-spacing="false" fo:line-height="115%"/>
      <style:text-properties fo:color="#000000" style:font-name="Calibri" fo:font-size="18pt" fo:font-style="italic" style:text-underline-style="solid" style:text-underline-width="auto" style:text-underline-color="font-color" fo:font-weight="bold" style:letter-kerning="true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margin-top="0in" fo:margin-bottom="0.1374in" loext:contextual-spacing="false" fo:line-height="115%"/>
      <style:text-properties fo:color="#000000" style:font-name="Calibri" fo:font-size="18pt" style:letter-kerning="true" style:font-size-asian="18pt" style:font-size-complex="18pt"/>
    </style:style>
    <style:style style:name="P4" style:family="paragraph" style:parent-style-name="Standard">
      <style:paragraph-properties fo:margin-top="0in" fo:margin-bottom="0.1374in" loext:contextual-spacing="false"/>
      <style:text-properties fo:color="#000000" style:font-name="Calibri" fo:font-size="18pt" fo:font-weight="normal" style:letter-kerning="true" style:font-size-asian="18pt" style:font-weight-asian="normal" style:font-size-complex="18pt"/>
    </style:style>
    <style:style style:name="P5" style:family="paragraph" style:parent-style-name="Standard">
      <style:paragraph-properties fo:margin-top="0in" fo:margin-bottom="0.1374in" loext:contextual-spacing="false"/>
      <style:text-properties fo:color="#000000" style:font-name="Calibri" fo:font-size="18pt" fo:language="en" fo:country="none" fo:font-weight="normal" style:letter-kerning="false" style:font-size-asian="18pt" style:font-weight-asian="normal" style:font-size-complex="18pt"/>
    </style:style>
    <style:style style:name="P6" style:family="paragraph" style:parent-style-name="Standard">
      <style:paragraph-properties fo:margin-top="0in" fo:margin-bottom="0.1374in" loext:contextual-spacing="false" fo:line-height="115%"/>
      <style:text-properties fo:color="#000000" style:font-name="Calibri" fo:font-size="18pt" fo:language="en" fo:country="none" fo:font-weight="normal" style:letter-kerning="false" style:font-size-asian="18pt" style:font-weight-asian="normal" style:font-size-complex="18pt"/>
    </style:style>
    <style:style style:name="P7" style:family="paragraph" style:parent-style-name="Standard">
      <style:paragraph-properties fo:margin-top="0in" fo:margin-bottom="0.1374in" loext:contextual-spacing="false" fo:line-height="115%"/>
      <style:text-properties fo:color="#000000" style:font-name="Calibri" fo:font-size="18pt" fo:language="en" fo:country="none" fo:font-style="italic" style:text-underline-style="solid" style:text-underline-width="auto" style:text-underline-color="font-color" fo:font-weight="bold" style:letter-kerning="false" style:font-size-asian="18pt" style:font-style-asian="italic" style:font-weight-asian="bold" style:font-size-complex="18pt" style:font-style-complex="italic" style:font-weight-complex="bold"/>
    </style:style>
    <style:style style:name="P8" style:family="paragraph" style:parent-style-name="Standard">
      <style:paragraph-properties fo:margin-top="0in" fo:margin-bottom="0.1374in" loext:contextual-spacing="false" fo:line-height="115%"/>
      <style:text-properties fo:color="#000000" style:font-name="Calibri" fo:font-size="18pt" fo:language="en" fo:country="none" fo:font-style="normal" style:text-underline-style="none" fo:font-weight="normal" style:letter-kerning="false" style:font-size-asian="18pt" style:font-style-asian="normal" style:font-weight-asian="normal" style:font-size-complex="18pt"/>
    </style:style>
    <style:style style:name="P9" style:family="paragraph" style:parent-style-name="Standard">
      <style:paragraph-properties fo:margin-top="0in" fo:margin-bottom="0.1374in" loext:contextual-spacing="false" fo:line-height="115%"/>
      <style:text-properties fo:color="#000000" style:font-name="Calibri" fo:font-size="18pt" fo:language="en" fo:country="none" fo:font-style="normal" style:text-underline-style="none" fo:font-weight="bold" style:letter-kerning="false" style:font-size-asian="18pt" style:font-style-asian="normal" style:font-weight-asian="bold" style:font-size-complex="18pt" style:font-weight-complex="bold"/>
    </style:style>
    <style:style style:name="P10" style:family="paragraph" style:parent-style-name="Standard">
      <style:paragraph-properties fo:margin-top="0in" fo:margin-bottom="0.1374in" loext:contextual-spacing="false"/>
      <style:text-properties fo:color="#000000" style:font-name="Calibri" fo:font-size="18pt" fo:language="en" fo:country="GB" fo:font-weight="normal" style:letter-kerning="true" style:font-size-asian="18pt" style:font-weight-asian="normal" style:font-size-complex="18pt"/>
    </style:style>
    <style:style style:name="P11" style:family="paragraph" style:parent-style-name="Standard">
      <style:paragraph-properties fo:margin-top="0in" fo:margin-bottom="0.1374in" loext:contextual-spacing="false"/>
      <style:text-properties fo:color="#000000" style:font-name="Calibri" fo:font-size="18pt" fo:language="en" fo:country="GB" fo:font-style="normal" style:text-underline-style="none" fo:font-weight="normal" style:letter-kerning="true" style:font-size-asian="18pt" style:font-style-asian="normal" style:font-weight-asian="normal" style:font-size-complex="18pt"/>
    </style:style>
    <style:style style:name="P12" style:family="paragraph" style:parent-style-name="Standard">
      <style:paragraph-properties fo:margin-top="0in" fo:margin-bottom="0.1374in" loext:contextual-spacing="false"/>
      <style:text-properties fo:font-size="18pt" style:font-size-asian="18pt" style:font-size-complex="18pt"/>
    </style:style>
    <style:style style:name="P13" style:family="paragraph" style:parent-style-name="Standard">
      <style:paragraph-properties fo:margin-top="0in" fo:margin-bottom="0.1374in" loext:contextual-spacing="false" fo:line-height="115%"/>
      <style:text-properties fo:font-size="18pt" style:font-size-asian="18pt" style:font-size-complex="18pt"/>
    </style:style>
    <style:style style:name="T1" style:family="text">
      <style:text-properties fo:color="#000000" style:font-name="Calibri" style:letter-kerning="true"/>
    </style:style>
    <style:style style:name="T2" style:family="text">
      <style:text-properties fo:color="#000000" style:font-name="Calibri" fo:font-weight="bold" style:letter-kerning="true" style:font-weight-asian="bold"/>
    </style:style>
    <style:style style:name="T3" style:family="text">
      <style:text-properties fo:color="#000000" style:font-name="Calibri" fo:font-weight="bold" style:letter-kerning="true" style:font-weight-asian="bold" style:font-weight-complex="bold"/>
    </style:style>
    <style:style style:name="T4" style:family="text">
      <style:text-properties fo:color="#000000" style:font-name="Calibri" fo:font-weight="normal" style:letter-kerning="true" style:font-weight-asian="normal"/>
    </style:style>
    <style:style style:name="T5" style:family="text">
      <style:text-properties fo:color="#000000" style:font-name="Calibri" fo:language="en" fo:country="GB" fo:font-weight="normal" style:letter-kerning="true" style:font-weight-asian="normal"/>
    </style:style>
    <style:style style:name="T6" style:family="text">
      <style:text-properties fo:color="#000000" style:font-name="Calibri" fo:language="en" fo:country="GB" fo:font-weight="bold" style:letter-kerning="true" style:font-weight-asian="bold"/>
    </style:style>
    <style:style style:name="T7" style:family="text">
      <style:text-properties fo:color="#000000" style:font-name="Calibri" fo:language="en" fo:country="GB" fo:font-style="italic" style:text-underline-style="solid" style:text-underline-width="auto" style:text-underline-color="font-color" fo:font-weight="bold" style:letter-kerning="true" style:font-style-asian="italic" style:font-weight-asian="bold"/>
    </style:style>
    <style:style style:name="T8" style:family="text">
      <style:text-properties fo:color="#000000" style:font-name="Calibri" fo:language="en" fo:country="GB" fo:font-style="italic" style:text-underline-style="none" fo:font-weight="bold" style:letter-kerning="true" style:font-style-asian="italic" style:font-weight-asian="bold"/>
    </style:style>
    <style:style style:name="T9" style:family="text">
      <style:text-properties fo:color="#000000" style:font-name="Calibri" fo:language="en" fo:country="GB" fo:font-style="normal" style:text-underline-style="none" fo:font-weight="normal" style:letter-kerning="true" style:font-style-asian="normal" style:font-weight-asian="normal"/>
    </style:style>
    <style:style style:name="T10" style:family="text">
      <style:text-properties fo:color="#000000" style:font-name="Calibri" fo:language="en" fo:country="GB" fo:font-style="normal" style:text-underline-style="none" fo:font-weight="bold" style:letter-kerning="true" style:font-style-asian="normal" style:font-weight-asian="bold"/>
    </style:style>
    <style:style style:name="T11" style:family="text">
      <style:text-properties fo:color="#000000" style:font-name="Calibri" fo:language="en" fo:country="GB" fo:font-style="normal" style:text-underline-style="none" fo:font-weight="bold" style:letter-kerning="true" style:font-style-asian="normal" style:font-weight-asian="bold" style:font-weight-complex="bold"/>
    </style:style>
    <style:style style:name="T12" style:family="text">
      <style:text-properties fo:color="#000000" style:font-name="Calibri" fo:language="en" fo:country="GB" fo:font-style="normal" style:text-underline-style="none" fo:font-weight="bold" officeooo:rsid="001ccff4" style:letter-kerning="true" style:font-style-asian="normal" style:font-weight-asian="bold"/>
    </style:style>
    <style:style style:name="T13" style:family="text">
      <style:text-properties fo:color="#000000" style:font-name="Calibri" fo:language="en" fo:country="none" fo:font-style="normal" style:text-underline-style="none" fo:font-weight="normal" style:letter-kerning="false" style:font-style-asian="normal" style:font-weight-asian="normal"/>
    </style:style>
    <style:style style:name="T14" style:family="text">
      <style:text-properties fo:color="#000000" style:font-name="Calibri" fo:language="en" fo:country="none" fo:font-style="normal" style:text-underline-style="none" fo:font-weight="bold" style:letter-kerning="false" style:font-style-asian="normal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18939c"/>
    </style:style>
    <style:style style:name="T19" style:family="text">
      <style:text-properties officeooo:rsid="00210a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lide 01</text:p>
      <text:p text:style-name="P3"><text:span text:style-name="T15">Repeating</text:span> elements of a task, or <text:span text:style-name="T15">Looping</text:span></text:p>
      <text:p text:style-name="P3">&lt;&gt;</text:p>
      <text:p text:style-name="P2">Slide02</text:p>
      <text:p text:style-name="P12"><text:span text:style-name="T1">I share with you </text:span><text:span text:style-name="T3">pseudo code</text:span><text:span text:style-name="T1"> to define the assessment a test paper submitted by a member of </text:span><text:span text:style-name="T2">Class 4C </text:span><text:span text:style-name="T4">of the year </text:span><text:span text:style-name="T2">1981</text:span><text:span text:style-name="T4">.</text:span></text:p>
      <text:p text:style-name="P12"><text:span text:style-name="T3">4C</text:span><text:span text:style-name="T4"> were a singular collection of near Humans to whom I had the dubious pleasure of introducing the wonders of </text:span><text:span text:style-name="T3">Basic Mathematics</text:span><text:span text:style-name="T4">.</text:span></text:p>
      <text:p text:style-name="P12"><text:span text:style-name="T4">The counting skills of </text:span><text:span text:style-name="T3">4C</text:span><text:span text:style-name="T4">, despite my very best efforts, were never challenged by lack of fingers.</text:span></text:p>
      <text:p text:style-name="P4">Marking their test papers was … interesting … even in the singular, as I hope this ghastly description portrays.</text:p>
      <text:p text:style-name="P5">&lt;&gt;</text:p>
      <text:p text:style-name="P10">But … what if <text:span text:style-name="T15">TWO</text:span> of them turn up on a test day!!!??</text:p>
      <text:p text:style-name="P10">An uncommon event. When even one turned up for a test day it was usually due to incompetence rather than intent.</text:p>
      <text:p text:style-name="P10">Nevertheless, the <text:span text:style-name="T15">pseudo code</text:span> must be expanded to deal with the <text:span text:style-name="T18">possibility</text:span> of a second student.</text:p>
      <text:p text:style-name="P10">&lt;&gt;</text:p>
      <text:p text:style-name="P10">Simple repetition might be one’s initial instinct, but the result is horrendous!</text:p>
      <text:p text:style-name="P6">&lt;&gt;</text:p>
      <text:p text:style-name="P7"><text:soft-page-break/>Slide 03</text:p>
      <text:p text:style-name="P12"><text:span text:style-name="T5">But consider if </text:span><text:span text:style-name="T6">FOUR</text:span><text:span text:style-name="T5"> of them turned up!!!!</text:span></text:p>
      <text:p text:style-name="P10">We approach the realms of fantasy here, but it is a possibility for which a strategy must be provided.</text:p>
      <text:p text:style-name="P5">&lt;&gt;</text:p>
      <text:p text:style-name="P12"><text:span text:style-name="T6">OR</text:span><text:span text:style-name="T5"> …. </text:span><text:span text:style-name="T7">ALL</text:span><text:span text:style-name="T9"> of them – not that I was ever really sure how many there was supposed to be?</text:span></text:p>
      <text:p text:style-name="P10">Carry on duplicating the code?</text:p>
      <text:p text:style-name="P10">Wonderful! … but what an ugly description of such a simple task!</text:p>
      <text:p text:style-name="P12"><text:span text:style-name="T9">We have a </text:span><text:span text:style-name="T11">pseudo code</text:span><text:span text:style-name="T9"> answer here, but surely not one that can be considered satisfactory!</text:span></text:p>
      <text:p text:style-name="P8">&lt;&gt;</text:p>
      <text:p text:style-name="P7">Slide 04</text:p>
      <text:p text:style-name="P11">Mindless duplication of the definition of a task that needs to be repeated works.</text:p>
      <text:p text:style-name="P8">&lt;&gt;</text:p>
      <text:p text:style-name="P11">However, it is the most stupid of the ways to construct a definition of a task that needs to be executed repeatedly.</text:p>
      <text:p text:style-name="P8">&lt;&gt;</text:p>
      <text:p text:style-name="P12"><text:span text:style-name="T9">Far better to surround a single specification of the task to be repeated with some form of </text:span><text:span text:style-name="T10">Repetition</text:span><text:span text:style-name="T9"> (or </text:span><text:span text:style-name="T10">Looping</text:span><text:span text:style-name="T9">) </text:span><text:span text:style-name="T10">Construct</text:span><text:span text:style-name="T9">.</text:span></text:p>
      <text:p text:style-name="P8">&lt;&gt;</text:p>
      <text:p text:style-name="P12"><text:soft-page-break/><text:span text:style-name="T9">There are three obvious ways to arrange such a </text:span><text:span text:style-name="T10">Looping Construct</text:span></text:p>
      <text:p text:style-name="P8">&lt;&gt;</text:p>
      <text:p text:style-name="P7">Slide 05</text:p>
      <text:p text:style-name="P12"><text:span text:style-name="T10">1: Count</text:span><text:span text:style-name="T9"> the number of papers presented for assessment. </text:span><text:span text:style-name="T10">For each, </text:span><text:span text:style-name="T9">mark it. Stop when the expected number of papers have been processed.</text:span></text:p>
      <text:p text:style-name="P8">&lt;&gt;</text:p>
      <text:p text:style-name="P12"><text:span text:style-name="T10">Note: </text:span><text:span text:style-name="T9">You need to know the total number of papers to be marked ahead of execution of the </text:span><text:span text:style-name="T10">Loop</text:span><text:span text:style-name="T9">, if you wish to use this approach.</text:span></text:p>
      <text:p text:style-name="P12"><text:span text:style-name="T9">I counted, there were </text:span><text:span text:style-name="T10">43</text:span><text:span text:style-name="T9">!! </text:span><text:span text:style-name="T10">4C</text:span><text:span text:style-name="T9"> was a well populated class.</text:span></text:p>
      <text:p text:style-name="P8">&lt;&gt;</text:p>
      <text:p text:style-name="P7">Slide 06</text:p>
      <text:p text:style-name="P12"><text:span text:style-name="T10">2: </text:span><text:span text:style-name="T9">Test for the existence of unmarked papers, </text:span><text:span text:style-name="T10">While</text:span><text:span text:style-name="T9"> any exists, mark one, otherwise finish.</text:span></text:p>
      <text:p text:style-name="P8">&lt;&gt;</text:p>
      <text:p text:style-name="P12"><text:span text:style-name="T9">The test that determines whether the </text:span><text:span text:style-name="T10">Loop </text:span><text:span text:style-name="T9">is entered or not is </text:span><text:span text:style-name="T8">before</text:span><text:span text:style-name="T9"> any paper is marked. The test is at the </text:span><text:span text:style-name="T10">TOP</text:span><text:span text:style-name="T9"> of the </text:span><text:span text:style-name="T10">Loop</text:span><text:span text:style-name="T9">.</text:span></text:p>
      <text:p text:style-name="P11">Were there no papers in the first place, this approach would just do nothing.</text:p>
      <text:p text:style-name="P8">&lt;&gt;</text:p>
      <text:p text:style-name="P7">Slide 07</text:p>
      <text:p text:style-name="P12"><text:soft-page-break/><text:span text:style-name="T10">3: After </text:span><text:span text:style-name="T9">marking each paper, test for the existence of more unmarked papers. </text:span><text:span text:style-name="T10">Repeat</text:span><text:span text:style-name="T9"> marking papers until there are not more to mark.</text:span></text:p>
      <text:p text:style-name="P8">&lt;&gt;</text:p>
      <text:p text:style-name="P12"><text:span text:style-name="T9">The test that determines whether the </text:span><text:span text:style-name="T10">Loop </text:span><text:span text:style-name="T9">is continued or not is </text:span><text:span text:style-name="T8">after</text:span><text:span text:style-name="T9"> each paper is marked. The test is at the </text:span><text:span text:style-name="T10">BOTTOM</text:span><text:span text:style-name="T9"> of the loop.</text:span></text:p>
      <text:p text:style-name="P11">Were <text:span text:style-name="T19">there </text:span>no papers in the first place, this approach could get a bit confused!</text:p>
      <text:p text:style-name="P8">&lt;&gt;</text:p>
      <text:p text:style-name="P7">Slide 08</text:p>
      <text:p text:style-name="P12"><text:span text:style-name="T9">Many </text:span><text:span text:style-name="T10">Programming Languages</text:span><text:span text:style-name="T9">, including </text:span><text:span text:style-name="T10">Python</text:span><text:span text:style-name="T9">, do not offer a ready made code block for all three types of </text:span><text:span text:style-name="T10">Loop</text:span><text:span text:style-name="T9">.</text:span></text:p>
      <text:p text:style-name="P8">&lt;&gt;</text:p>
      <text:p text:style-name="P12"><text:span text:style-name="T10">Counting</text:span><text:span text:style-name="T9"> (or </text:span><text:span text:style-name="T10">For</text:span><text:span text:style-name="T9">) </text:span><text:span text:style-name="T10">Loops</text:span><text:span text:style-name="T9">, and </text:span><text:span text:style-name="T10">Test at the Top </text:span><text:span text:style-name="T9">(or </text:span><text:span text:style-name="T10">While</text:span><text:span text:style-name="T9">) </text:span><text:span text:style-name="T10">Loops</text:span><text:span text:style-name="T9"> are generally available.</text:span></text:p>
      <text:p text:style-name="P8">&lt;&gt;</text:p>
      <text:p text:style-name="P12"><text:span text:style-name="T10">Test at the Bottom </text:span><text:span text:style-name="T9">(or </text:span><text:span text:style-name="T10">Repeat … Until</text:span><text:span text:style-name="T9">) </text:span><text:span text:style-name="T10">Loops</text:span><text:span text:style-name="T9"> are generally not.</text:span></text:p>
      <text:p text:style-name="P8">&lt;&gt;</text:p>
      <text:p text:style-name="P12"><text:span text:style-name="T9">It is trivial to restate a </text:span><text:span text:style-name="T10">Test at the </text:span><text:span text:style-name="T12">Bottom</text:span><text:span text:style-name="T10"> Loop </text:span><text:span text:style-name="T9">as a </text:span><text:span text:style-name="T10">Test at the </text:span><text:span text:style-name="T12">Top</text:span><text:span text:style-name="T10"> Loop</text:span><text:span text:style-name="T9">, so most would argue, this is not a serious omission.</text:span></text:p>
      <text:p text:style-name="P8">&lt;&gt;</text:p>
      <text:p text:style-name="P11"><text:span text:style-name="T15">Language Simplification</text:span> is purchased at the cost of <text:span text:style-name="T15">Less Beautiful Code</text:span>.</text:p>
      <text:p text:style-name="P11"><text:soft-page-break/>A costly exchange in the view of a worthy minority.</text:p>
      <text:p text:style-name="P8">&lt;&gt;</text:p>
      <text:p text:style-name="P7">Slide 09</text:p>
      <text:p text:style-name="P12"><text:span text:style-name="T9">Consider this simplified </text:span><text:span text:style-name="T10">pseudo code </text:span><text:span text:style-name="T9">for the </text:span><text:span text:style-name="T10">Test at the Bottom Loop </text:span><text:span text:style-name="T9">of a slide or two back.</text:span></text:p>
      <text:p text:style-name="P8">&lt;&gt;</text:p>
      <text:p text:style-name="P12"><text:span text:style-name="T9">And now a version using a </text:span><text:span text:style-name="T10">Test at the Top Loop</text:span><text:span text:style-name="T9"> with exactly the same effect.</text:span></text:p>
      <text:p text:style-name="P8">&lt;&gt;</text:p>
      <text:p text:style-name="P12"><text:span text:style-name="T9">Essentially, a </text:span><text:span text:style-name="T10">While Loop </text:span><text:span text:style-name="T9">controlled with a condition that is always </text:span><text:span text:style-name="T10">True</text:span><text:span text:style-name="T9">.</text:span></text:p>
      <text:p text:style-name="P8">&lt;&gt;</text:p>
      <text:p text:style-name="P12"><text:span text:style-name="T9">Plus an explicit </text:span><text:span text:style-name="T10">Extra Conditional </text:span><text:span text:style-name="T9">at the bottom to ensure the </text:span><text:span text:style-name="T10">While Loop </text:span><text:span text:style-name="T9">does not continue forever, but ends at the logically appropriate moment.</text:span></text:p>
      <text:p text:style-name="P8">&lt;&gt;</text:p>
      <text:p text:style-name="P12"><text:span text:style-name="T9">OK, that works … but where is the </text:span><text:span text:style-name="T8">poetry</text:span><text:span text:style-name="T9">!!!! Can you say the “solution” now melds seamlessly with the problem? … I retreat in distress!</text:span></text:p>
      <text:p text:style-name="P8">&lt;&gt;</text:p>
      <text:p text:style-name="P7">Slide 10</text:p>
      <text:p text:style-name="P8">And so to a “Real Life”illustration.</text:p>
      <text:p text:style-name="P8">The exacting daily duties of a busy farmer.</text:p>
      <text:p text:style-name="P8">&lt;&gt;</text:p>
      <text:p text:style-name="P8">First, he must arise obscenely early every day!</text:p>
      <text:p text:style-name="P8"><text:soft-page-break/>&lt;&gt;</text:p>
      <text:p text:style-name="P8">Then, just to get the day moving, the efficacy of a forcrful boot applied to the nearest cat cannot be surpassed!</text:p>
      <text:p text:style-name="P8">&lt;&gt;</text:p>
      <text:p text:style-name="P8">Hay must be made!</text:p>
      <text:p text:style-name="P8">&lt;&gt;</text:p>
      <text:p text:style-name="P8">Cows must be fed.</text:p>
      <text:p text:style-name="P8">&lt;&gt;</text:p>
      <text:p text:style-name="P8">And at the end of all this worthy endeavour, sheep must be counted</text:p>
      <text:p text:style-name="P8">&lt;&gt;</text:p>
      <text:p text:style-name="P8">But, why be satisfied with a single cat?</text:p>
      <text:p text:style-name="P8">Whilst their are cats to be kicked, one should oblige with gusto!</text:p>
      <text:p text:style-name="P8">&lt;&gt;</text:p>
      <text:p text:style-name="P8">It has long been established that <text:span text:style-name="T15">Hay should be Gathered</text:span> whilst the <text:span text:style-name="T15">Sun Shines</text:span> (<text:span text:style-name="T16">Proverbs 10:5</text:span>)</text:p>
      <text:p text:style-name="P8">&lt;&gt;</text:p>
      <text:p text:style-name="P8">As this <text:span text:style-name="T15">Farmer</text:span> has <text:span text:style-name="T15">10 Cows</text:span>, he must feed <text:span text:style-name="T15">10 Cows</text:span>!</text:p>
      <text:p text:style-name="P8">&lt;&gt;</text:p>
      <text:p text:style-name="P8"><text:soft-page-break/>As the purpose of counting sheep at the end of the day is to get to sleep, the farmer must continue counting until he reaches that happy state.</text:p>
      <text:p text:style-name="P8">&lt;&gt;</text:p>
      <text:p text:style-name="P8">I see <text:span text:style-name="T15">two</text:span> <text:span text:style-name="T15">Test at the Top Loops</text:span>.</text:p>
      <text:p text:style-name="P8">&lt;&gt;</text:p>
      <text:p text:style-name="P8"><text:span text:style-name="T15">One Counting Loop</text:span>.</text:p>
      <text:p text:style-name="P8">&lt;&gt;</text:p>
      <text:p text:style-name="P9">One Test at the Bottom Loop<text:span text:style-name="T17">.</text:span></text:p>
      <text:p text:style-name="P8">&lt;&gt;</text:p>
      <text:p text:style-name="P7">Slide 11</text:p>
      <text:p text:style-name="P13"><text:span text:style-name="T13">And so ... to the </text:span><text:span text:style-name="T14">Acknowledgemen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2:02:15.152000000</meta:creation-date>
    <dc:date>2018-07-12T03:50:45.735505564</dc:date>
    <meta:editing-duration>PT8H54M21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7" meta:paragraph-count="105" meta:word-count="889" meta:character-count="4636" meta:non-whitespace-character-count="3851"/>
  </office:meta>
</office:document-meta>
</file>